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11" svg:font-family="11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officeooo:rsid="00068f67" officeooo:paragraph-rsid="00068f67" style:font-size-asian="10.5pt" style:font-weight-asian="bold" style:font-size-complex="12pt" style:font-weight-complex="bold"/>
    </style:style>
    <style:style style:name="P2" style:family="paragraph" style:parent-style-name="Preformatted_20_Text">
      <style:text-properties style:font-name="Liberation Mono" fo:font-size="12pt" style:font-size-asian="12pt" style:font-size-complex="12pt"/>
    </style:style>
    <style:style style:name="P3" style:family="paragraph" style:parent-style-name="Preformatted_20_Text">
      <style:text-properties style:font-name="Liberation Mono" fo:font-size="12pt" fo:font-weight="bold" officeooo:rsid="00068f67" officeooo:paragraph-rsid="00068f67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Liberation Mono" fo:font-size="11pt" style:font-size-asian="11pt" style:font-size-complex="11pt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Text_20_body">
      <style:text-properties style:font-name="Liberation Mono" fo:font-size="12pt" fo:font-weight="bold" officeooo:rsid="00068f67" officeooo:paragraph-rsid="00068f67" style:font-size-asian="12pt" style:font-weight-asian="bold" style:font-size-complex="12pt" style:font-weight-complex="bold"/>
    </style:style>
    <style:style style:name="P7" style:family="paragraph" style:parent-style-name="Text_20_body">
      <style:text-properties style:font-name="Liberation Mono" fo:font-size="11pt" style:font-size-asian="11pt" style:font-size-complex="11pt"/>
    </style:style>
    <style:style style:name="P8" style:family="paragraph" style:parent-style-name="Text_20_body">
      <style:text-properties style:font-name="Liberation Mono" fo:font-size="11pt" officeooo:rsid="0007fd88" officeooo:paragraph-rsid="0007fd88" style:font-size-asian="11pt" style:font-size-complex="11pt"/>
    </style:style>
    <style:style style:name="P9" style:family="paragraph" style:parent-style-name="Text_20_body">
      <style:text-properties style:font-name="Liberation Mono" fo:font-size="11pt" officeooo:paragraph-rsid="0007fd88" style:font-size-asian="11pt" style:font-size-complex="11pt"/>
    </style:style>
    <style:style style:name="P10" style:family="paragraph" style:parent-style-name="Text_20_body">
      <style:text-properties style:font-name="Liberation Mono" fo:font-size="11pt" fo:font-weight="bold" officeooo:rsid="00068f67" officeooo:paragraph-rsid="00068f67" style:font-size-asian="11pt" style:font-weight-asian="bold" style:font-size-complex="11pt" style:font-weight-complex="bold"/>
    </style:style>
    <style:style style:name="P11" style:family="paragraph" style:parent-style-name="Text_20_body">
      <style:text-properties style:font-name="Liberation Mono" fo:font-size="11pt" fo:font-weight="bold" officeooo:rsid="0007fd88" officeooo:paragraph-rsid="0007fd88" style:font-size-asian="11pt" style:font-weight-asian="bold" style:font-size-complex="11pt" style:font-weight-complex="bold"/>
    </style:style>
    <style:style style:name="P12" style:family="paragraph" style:parent-style-name="Text_20_body" style:list-style-name="L1">
      <style:text-properties style:font-name="Liberation Mono" fo:font-size="11pt" fo:font-weight="normal" officeooo:rsid="00068f67" officeooo:paragraph-rsid="00068f67" style:font-size-asian="11pt" style:font-weight-asian="normal" style:font-size-complex="11pt" style:font-weight-complex="normal"/>
    </style:style>
    <style:style style:name="P13" style:family="paragraph" style:parent-style-name="Text_20_body" style:list-style-name="L1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Liberation Sans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3pt" style:font-size-asian="13pt" style:font-size-complex="13pt"/>
    </style:style>
    <style:style style:name="T5" style:family="text">
      <style:text-properties style:font-name="Liberation Mono" fo:font-size="12pt" style:font-size-asian="12pt" style:font-size-complex="12pt"/>
    </style:style>
    <style:style style:name="T6" style:family="text">
      <style:text-properties style:font-name="Liberation Mono" style:font-size-asian="12pt"/>
    </style:style>
    <style:style style:name="T7" style:family="text">
      <style:text-properties style:font-name="Liberation Mono" fo:font-size="11pt" style:font-size-asian="11pt" style:font-size-complex="11pt"/>
    </style:style>
    <style:style style:name="T8" style:family="text">
      <style:text-properties style:font-name="Liberation Mono" fo:font-size="11pt" officeooo:rsid="0007fd88" style:font-size-asian="11pt" style:font-size-complex="11pt"/>
    </style:style>
    <style:style style:name="T9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Liberation Mono" fo:font-size="11pt" fo:font-weight="bold" officeooo:rsid="0007fd88" style:font-size-asian="11pt" style:font-weight-asian="bold" style:font-size-complex="11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7fd88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07fd88" style:font-size-asian="11pt" style:font-size-complex="11pt"/>
    </style:style>
    <style:style style:name="T19" style:family="text">
      <style:text-properties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size-asian="12pt"/>
    </style:style>
    <style:style style:name="T22" style:family="text">
      <style:text-properties style:font-name="11"/>
    </style:style>
    <style:style style:name="T23" style:family="text">
      <style:text-properties style:font-name="11" style:font-size-asian="12pt"/>
    </style:style>
    <style:style style:name="T24" style:family="text">
      <style:text-properties style:font-name="11" fo:font-size="12pt" style:font-size-asian="12pt" style:font-size-complex="12pt"/>
    </style:style>
    <style:style style:name="T25" style:family="text">
      <style:text-properties style:font-name="11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11" fo:font-weight="normal" style:font-weight-asian="normal" style:font-weight-complex="normal"/>
    </style:style>
    <style:style style:name="T27" style:family="text">
      <style:text-properties style:font-name="11" fo:font-size="11pt" style:font-size-asian="11pt" style:font-size-complex="11pt"/>
    </style:style>
    <style:style style:name="T28" style:family="text">
      <style:text-properties style:font-name="11" fo:font-size="11pt" officeooo:rsid="0007fd88" style:font-size-asian="11pt" style:font-size-complex="11pt"/>
    </style:style>
    <style:style style:name="T29" style:family="text">
      <style:text-properties style:font-name="11" fo:font-size="11pt" fo:font-weight="normal" style:font-size-asian="11pt" style:font-weight-asian="normal" style:font-size-complex="11pt" style:font-weight-complex="normal"/>
    </style:style>
    <style:style style:name="T30" style:family="text">
      <style:text-properties style:font-name="11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11" fo:font-weight="bold" style:font-weight-asian="bold" style:font-weight-complex="bold"/>
    </style:style>
    <style:style style:name="T32" style:family="text">
      <style:text-properties style:font-name="11" officeooo:rsid="0007fd8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sk-1 Crack Leaked password database</text:p>
      <text:p text:style-name="P6">Project Objectives:</text:p>
      <text:list xml:id="list3613420213" text:style-name="L1">
        <text:list-item>
          <text:p text:style-name="P12">What type of hashing algorithm was used to protect passwords? </text:p>
        </text:list-item>
        <text:list-item>
          <text:p text:style-name="P14">What level of protection does the mechanism offer for passwords? </text:p>
        </text:list-item>
        <text:list-item>
          <text:p text:style-name="P14">What controls could be implemented to make cracking much harder for the hacker in the event of a password database leaking again?</text:p>
        </text:list-item>
        <text:list-item>
          <text:p text:style-name="P14">What can you tell about the organization’s password policy (e.g. password length, key space, etc.)? </text:p>
        </text:list-item>
        <text:list-item>
          <text:p text:style-name="P13">What would you change in the password policy to make breaking the passwords harder? </text:p>
          <text:p text:style-name="P13"/>
        </text:list-item>
      </text:list>
      <text:p text:style-name="P6">Project report and observations:</text:p>
      <text:p text:style-name="P1"><text:span text:style-name="Source_20_Text"><text:span text:style-name="T7">Dear Sir/Ma’am,</text:span></text:span></text:p>
      <text:p text:style-name="P4"/>
      <text:p text:style-name="Preformatted_20_Text"><text:span text:style-name="Source_20_Text"><text:span text:style-name="T7">After trying to crack all the leaked hashes, I found several vulnerabilities in your password policy and this email concludes all the findings and suggestions to improve your password policy.</text:span></text:span></text:p>
      <text:p text:style-name="Preformatted_20_Text"><text:span text:style-name="Source_20_Text"><text:span text:style-name="T7">Secure Hash Algorithm (SHA) and Message Digest (MD5) are the standard cryptographic hash functions to provide data security for authentication.</text:span></text:span></text:p>
      <text:p text:style-name="P10"/>
      <text:p text:style-name="P3"><text:span text:style-name="Source_20_Text"><text:span text:style-name="T9">All the passwords were compromised using MD5, which is a weaker hash algorithm and is prone to collisions. Unfortunately, MD5 has been cryptographically broken and considered insecure. </text:span></text:span></text:p>
      <text:p text:style-name="P3"><text:span text:style-name="Source_20_Text"><text:span text:style-name="T9">A major concern with MD5 is the potential it has for message collisions when message hash codes are inadvertently duplicated. </text:span></text:span></text:p>
      <text:p text:style-name="P3"><text:span text:style-name="Source_20_Text"><text:span text:style-name="T9">MD5 hash code strings also are limited to 128 bits.</text:span></text:span></text:p>
      <text:p text:style-name="P3"><text:span text:style-name="Source_20_Text"><text:span text:style-name="T9">This makes them easier to breach than other hash code algorithms that followed.</text:span></text:span></text:p>
      <text:p text:style-name="P3"><text:span text:style-name="Source_20_Text"><text:span text:style-name="T9"/></text:span></text:p>
      <text:p text:style-name="Preformatted_20_Text"><text:span text:style-name="Source_20_Text"><text:span text:style-name="T7">It was very easy to crack with </text:span></text:span><text:span text:style-name="Source_20_Text"><text:span text:style-name="T10">Hashcat.com and rockyou.txt wordlist</text:span></text:span><text:span text:style-name="Source_20_Text"><text:span text:style-name="T7"> via terminal and web browsers. I would suggest that you use a very strong password encryption mechanism to create hashes for the password based on SHA.</text:span></text:span></text:p>
      <text:p text:style-name="P7"/>
      <text:p text:style-name="P7">As a result of the analysis the following uplifts are proposed to increase the overall level of password protection:</text:p>
      <text:p text:style-name="P7">• Use a dedicated password hashing algorithm bcrypt, scrypt or PBKDF2, <text:span text:style-name="T16">SHA-256 and SHA-512</text:span> as this will greatly increase the time needed to crack individual passwords,</text:p>
      <text:p text:style-name="P7">• Implement salting to prevent usage of rainbow tables to speed up cracking,</text:p>
      <text:p text:style-name="P7"/>
      <text:p text:style-name="P2"><text:span text:style-name="Source_20_Text"><text:span text:style-name="T7">After cracking the passwords, we find the following things about organisation’s password policy: </text:span></text:span></text:p>
      <text:p text:style-name="P2"><text:soft-page-break/><text:span text:style-name="Source_20_Text"><text:span text:style-name="T7"/></text:span></text:p>
      <text:p text:style-name="Preformatted_20_Text"><text:span text:style-name="Source_20_Text"><text:span text:style-name="T7">• Minimum length for password is set to 6.</text:span></text:span></text:p>
      <text:p text:style-name="Preformatted_20_Text"><text:span text:style-name="Source_20_Text"><text:span text:style-name="T7">• There is no specific requirement for the password creation. </text:span></text:span></text:p>
      <text:p text:style-name="Preformatted_20_Text"><text:span text:style-name="Source_20_Text"><text:span text:style-name="T7"><text:s text:c="2"/>Users can use any combination of word and letters to create a password.</text:span></text:span></text:p>
      <text:p text:style-name="P4"/>
      <text:p text:style-name="Preformatted_20_Text"><text:span text:style-name="Source_20_Text"><text:span text:style-name="T7">You can include several new things in your password policy. My recommendations are:</text:span></text:span></text:p>
      <text:p text:style-name="Preformatted_20_Text"><text:span text:style-name="Source_20_Text"><text:span text:style-name="T7">• Avoid common words and character combinations in your password.</text:span></text:span></text:p>
      <text:p text:style-name="Preformatted_20_Text"><text:span text:style-name="Source_20_Text"><text:span text:style-name="T7">• Longer passwords are better, 8 characters is a starting point.</text:span></text:span></text:p>
      <text:p text:style-name="Preformatted_20_Text"><text:span text:style-name="Source_20_Text"><text:span text:style-name="T7">• Don’t reuse your passwords.</text:span></text:span></text:p>
      <text:p text:style-name="Preformatted_20_Text"><text:span text:style-name="Source_20_Text"><text:span text:style-name="T7">• Include special character, Capital and Small letters, numbers in your password.</text:span></text:span></text:p>
      <text:p text:style-name="Preformatted_20_Text"><text:span text:style-name="Source_20_Text"><text:span text:style-name="T7">• Don’t let users include their username, actual name, date of birth and other personal information while creating a password.</text:span></text:span></text:p>
      <text:p text:style-name="Preformatted_20_Text"><text:span text:style-name="Source_20_Text"><text:span text:style-name="T7">• Train your users to follow these policies to keep their passwords safe.</text:span></text:span></text:p>
      <text:p text:style-name="P4"/>
      <text:p text:style-name="Preformatted_20_Text"><text:span text:style-name="Source_20_Text"><text:span text:style-name="T10">Thanking you, </text:span></text:span></text:p>
      <text:p text:style-name="Preformatted_20_Text"><text:span text:style-name="Source_20_Text"><text:span text:style-name="T10">Name: </text:span></text:span><text:span text:style-name="Source_20_Text"><text:span text:style-name="T11">Anisha Mahajan</text:span></text:span></text:p>
      <text:p text:style-name="P5"><text:span text:style-name="Source_20_Text"><text:span text:style-name="T10">B.Tech </text:span></text:span><text:span text:style-name="Source_20_Text"><text:span text:style-name="T11">Computer Science and Engineering</text:span></text:span></text:p>
      <text:p text:style-name="P11">OBSERVATIONS : CRACKED PASSWORDS</text:p>
      <text:p text:style-name="P8">e10adc3949ba59abbe56e057f20f883e:123456</text:p>
      <text:p text:style-name="P8">25f9e794323b453885f5181f1b624d0b:123456789</text:p>
      <text:p text:style-name="P8">25d55ad283aa400af464c76d713c07ad:12345678</text:p>
      <text:p text:style-name="P8">3f230640b78d7e71ac5514e57935eb69:qazxsw</text:p>
      <text:p text:style-name="P8">5f4dcc3b5aa765d61d8327deb882cf99:password</text:p>
      <text:p text:style-name="P8">6c569aabbf7775ef8fc570e228c16b98:password!</text:p>
      <text:p text:style-name="P8">7c6a180b36896a0a8c02787eeafb0e4c:password1</text:p>
      <text:p text:style-name="P8">917eb5e9d6d6bca820922a0c6f7cc28b:Pa$$word1</text:p>
      <text:p text:style-name="P8">96e79218965eb72c92a549dd5a330112:111111</text:p>
      <text:p text:style-name="P8">d8578edf8458ce06fbc5bb76a58c5ca4:qwerty</text:p>
      <text:p text:style-name="P8">e99a18c428cb38d5f260853678922e03:abc123</text:p>
      <text:p text:style-name="P8">f6a0cb102c62879d397b12b62c092c06:bluered</text:p>
      <text:p text:style-name="P8">fcea920f7412b5da7be0cf42b8c93759:1234567</text:p>
      <text:p text:style-name="P8">8d763385e0476ae208f21bc63956f748:moodie00</text:p>
      <text:p text:style-name="P8">bdda5f03128bcbdfa78d8934529048cf:Banda11s</text:p>
      <text:p text:style-name="P8">9b3b269ad0a208090309f091b3aba9db:Flamesbria2001</text:p>
      <text:p text:style-name="P8">16ced47d3fc931483e24933665cded6d:Oranolio1994</text:p>
      <text:p text:style-name="P8">1f5c5683982d7c3814d4d9e6d749b21e:Spuffyffet12</text:p>
      <text:p text:style-name="P9"><text:span text:style-name="T16">defebde7b6ab6f24d5824682a16c3ae4:nAbox!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11" svg:font-family="11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0:08:16.048245995</meta:creation-date>
    <dc:date>2022-06-23T10:26:38.138641610</dc:date>
    <meta:editing-duration>PT8M1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467" meta:character-count="3586" meta:non-whitespace-character-count="3167"/>
  </office:meta>
</office:document-meta>
</file>